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ILARIO MONTES, ANDREA ANGELIC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ILARIO MONTES, ANDREA ANGELIC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RACION 12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5:53:3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